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58000000D00713565C3BBDADA5.bmp" manifest:media-type="image/bmp"/>
  <manifest:file-entry manifest:full-path="Pictures/100000000000005E0000005E3D908FCA81F1A1D9.png" manifest:media-type="image/png"/>
  <manifest:file-entry manifest:full-path="Pictures/10000000000004350000028B9850488247673579.png" manifest:media-type="image/png"/>
  <manifest:file-entry manifest:full-path="Pictures/10000000000004350000028BD41D8CF7CFC1715D.png" manifest:media-type="image/png"/>
  <manifest:file-entry manifest:full-path="Pictures/1000000000000158000000D0A0E0A3769D54D653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明朝1" svg:font-family="IPAex明朝"/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TeXGyreHeros1" svg:font-family="TeXGyreHeros" style:font-adornments="標準" style:font-family-generic="modern" style:font-pitch="variable"/>
    <style:font-face style:name="TeXGyreTermes" svg:font-family="TeXGyreTermes" style:font-adornments="標準" style:font-family-generic="modern" style:font-pitch="variable"/>
    <style:font-face style:name="IPAex明朝" svg:font-family="IPAex明朝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Migu 1M" svg:font-family="'Migu 1M', Inconsolata, 'DejaVu Sans Mono', Consolas" style:font-adornments="Regular" style:font-family-generic="swiss" style:font-pitch="variable"/>
    <style:font-face style:name="Migu 1M1" svg:font-family="'Migu 1M', TakaoGothic, 'VL Gothic', HGGothicM, 'MS Gothic'" style:font-adornments="Regular" style:font-family-generic="swiss" style:font-pitch="variable"/>
    <style:font-face style:name="Migu 1P" svg:font-family="'Migu 1P', TakaoGothic, 'VL Gothic', 'Yu Gothic', 'Meiryo UI'" style:font-adornments="Bold" style:font-family-generic="swiss" style:font-pitch="variable"/>
    <style:font-face style:name="TeXGyreHeros" svg:font-family="TeXGyreHeros, FreeSans, 'Migu 1P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35aafa" officeooo:paragraph-rsid="0035aafa"/>
    </style:style>
    <style:style style:name="P3" style:family="paragraph" style:parent-style-name="Text_20_body">
      <style:paragraph-properties fo:break-before="page"/>
      <style:text-properties officeooo:rsid="0035aafa" officeooo:paragraph-rsid="0035aafa"/>
    </style:style>
    <style:style style:name="T1" style:family="text">
      <style:text-properties officeooo:rsid="001281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明朝1" svg:font-family="IPAex明朝"/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TeXGyreHeros1" svg:font-family="TeXGyreHeros" style:font-adornments="標準" style:font-family-generic="modern" style:font-pitch="variable"/>
    <style:font-face style:name="TeXGyreTermes" svg:font-family="TeXGyreTermes" style:font-adornments="標準" style:font-family-generic="modern" style:font-pitch="variable"/>
    <style:font-face style:name="IPAex明朝" svg:font-family="IPAex明朝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Migu 1M" svg:font-family="'Migu 1M', Inconsolata, 'DejaVu Sans Mono', Consolas" style:font-adornments="Regular" style:font-family-generic="swiss" style:font-pitch="variable"/>
    <style:font-face style:name="Migu 1M1" svg:font-family="'Migu 1M', TakaoGothic, 'VL Gothic', HGGothicM, 'MS Gothic'" style:font-adornments="Regular" style:font-family-generic="swiss" style:font-pitch="variable"/>
    <style:font-face style:name="Migu 1P" svg:font-family="'Migu 1P', TakaoGothic, 'VL Gothic', 'Yu Gothic', 'Meiryo UI'" style:font-adornments="Bold" style:font-family-generic="swiss" style:font-pitch="variable"/>
    <style:font-face style:name="TeXGyreHeros" svg:font-family="TeXGyreHeros, FreeSans, 'Migu 1P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Leaves" xlink:href="Pictures/100000000000005E0000005E3D908FCA81F1A1D9.png" xlink:type="simple" xlink:show="embed" xlink:actuate="onLoad"/>
    <draw:fill-image draw:name="card" xlink:href="Pictures/1000000000000158000000D0A0E0A3769D54D653.bmp" xlink:type="simple" xlink:show="embed" xlink:actuate="onLoad"/>
    <draw:fill-image draw:name="card.back" xlink:href="Pictures/1000000000000158000000D00713565C3BBDADA5.bmp" xlink:type="simple" xlink:show="embed" xlink:actuate="onLoad"/>
    <draw:fill-image draw:name="card.front" xlink:href="Pictures/1000000000000158000000D0A0E0A3769D54D653.bmp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 style:master-page-name="">
      <loext:graphic-properties draw:fill="none" draw:fill-color="#729fcf"/>
      <style:paragraph-properties fo:hyphenation-ladder-count="no-limit" style:page-number="auto" fo:background-color="transparent" style:shadow="none">
        <style:tab-stops/>
      </style:paragraph-properties>
      <style:text-properties style:font-name="TeXGyreTermes" fo:font-family="TeXGyreTermes" style:font-style-name="標準" style:font-family-generic="modern" style:font-pitch="variable" fo:font-size="10pt" fo:language="en" fo:country="US" style:font-name-asian="IPAex明朝" style:font-family-asian="IPAex明朝" style:font-style-name-asian="標準" style:font-family-generic-asian="roman" style:font-pitch-asian="variable" style:font-size-asian="10pt" style:language-asian="ja" style:country-asian="JP" style:language-complex="zxx" style:country-complex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275cm" fo:margin-bottom="0.275cm" loext:contextual-spacing="false" fo:keep-with-next="always"/>
      <style:text-properties style:font-name="TeXGyreHeros" fo:font-family="TeXGyreHeros, FreeSans, 'Migu 1P'" style:font-style-name="Bold" style:font-family-generic="swiss" style:font-pitch="variable" fo:font-size="10pt" fo:font-weight="bold" style:font-name-asian="Migu 1P" style:font-family-asian="'Migu 1P', TakaoGothic, 'VL Gothic', 'Yu Gothic', 'Meiryo UI'" style:font-style-name-asian="Bold" style:font-family-generic-asian="swiss" style:font-pitch-asian="variable" style:font-size-asian="10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text-indent="0cm" style:auto-text-indent="true"/>
    </style:style>
    <style:style style:name="List" style:family="paragraph" style:parent-style-name="Text_20_body" style:class="list">
      <style:text-properties style:font-name-asian="IPAex明朝1" style:font-family-asian="IPAex明朝" style:font-name-complex="Tahoma1" style:font-family-complex="Tahoma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text-align="center" style:justify-single-word="false" style:page-number="auto" text:number-lines="false" text:line-number="0"/>
      <style:text-properties fo:font-size="10pt" fo:font-style="normal" style:font-size-asian="10pt" style:font-style-asian="normal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.741cm" fo:margin-right="0cm" fo:text-indent="-0.764cm" style:auto-text-indent="false">
        <style:tab-stops/>
      </style:paragraph-properties>
      <style:text-properties fo:font-size="24pt" fo:font-weight="bold" style:font-size-asian="24pt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style:shadow="none"/>
      <style:text-properties fo:font-size="20pt" fo:font-style="normal" fo:font-weight="bold" style:font-size-asian="20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6pt" fo:font-weight="bold" style:font-size-asian="16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4pt" fo:font-style="normal" fo:font-weight="bold" style:font-size-asian="14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normal" style:font-size-asian="12pt" style:font-weight-asian="normal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background-color="transparent" text:number-lines="false" text:line-number="0" style:vertical-align="baseli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" style:family="paragraph" style:parent-style-name="Caption" style:class="extra">
      <style:text-properties fo:font-style="normal" style:font-style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" style:family="paragraph" style:parent-style-name="Caption" style:class="extra" style:master-page-name="">
      <style:paragraph-properties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11pt" fo:font-style="normal" fo:font-weight="normal" style:font-size-asian="11pt" style:font-style-asian="normal" style:font-weight-asian="normal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normal" fo:font-weight="bold" style:font-size-asian="80%" style:font-style-asian="normal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ffff99" draw:fill-image-width="0cm" draw:fill-image-height="0cm"/>
      <style:paragraph-properties fo:margin-top="0cm" fo:margin-bottom="0cm" loext:contextual-spacing="false" fo:background-color="#ffff99"/>
      <style:text-properties style:font-name="Migu 1M" fo:font-family="'Migu 1M', Inconsolata, 'DejaVu Sans Mono', Consolas" style:font-style-name="Regular" style:font-family-generic="swiss" style:font-pitch="variable" fo:font-size="10pt" fo:background-color="transparent" style:font-name-asian="Migu 1M1" style:font-family-asian="'Migu 1M', TakaoGothic, 'VL Gothic', HGGothicM, 'MS Gothic'" style:font-style-name-asian="Regular" style:font-family-generic-asian="swiss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User_20_Entry" style:display-name="User Entry" style:family="text" style:parent-style-name="Teletype"/>
    <style:style style:name="Bullet_20_Symbols" style:display-name="Bullet Symbols" style:family="text">
      <style:text-properties style:font-name="TeXGyreTermes" fo:font-family="TeXGyreTermes" style:font-style-name="標準" style:font-family-generic="modern" style:font-pitch="variable" fo:background-color="transparent" style:font-name-asian="IPAex明朝" style:font-family-asian="IPAex明朝" style:font-style-name-asian="標準" style:font-family-generic-asian="roman" style:font-pitch-asian="variable" style:language-asian="ja" style:country-asian="JP" style:font-name-complex="OpenSymbol" style:font-family-complex="OpenSymbol"/>
    </style:style>
    <style:style style:name="Source_20_Text" style:display-name="Source Text" style:family="text" style:parent-style-name="Teletype">
      <style:text-properties fo:font-size="10pt" fo:background-color="#99ff99" style:font-size-asian="10pt" style:language-asian="ja" style:country-asian="JP"/>
    </style:style>
    <style:style style:name="Numbering_20_Symbols" style:display-name="Numbering Symbols" style:family="text">
      <style:text-properties style:language-asian="ja" style:country-asian="JP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Page_20_Number" style:display-name="Page Number" style:family="text">
      <style:text-properties style:font-name="TeXGyreHeros1" fo:font-family="TeXGyreHeros" style:font-style-name="標準" style:font-family-generic="modern" style:font-pitch="variable" style:font-name-asian="IPAex明朝" style:font-family-asian="IPAex明朝" style:font-style-name-asian="標準" style:font-family-generic-asian="roman" style:font-pitch-asian="variable"/>
    </style:style>
    <style:style style:name="Teletype" style:family="text">
      <style:text-properties style:font-name="Migu 1M" fo:font-family="'Migu 1M', Inconsolata, 'DejaVu Sans Mono', Consolas" style:font-style-name="Regular" style:font-family-generic="swiss" style:font-pitch="variable" fo:font-size="10pt" fo:background-color="transparent" style:font-name-asian="Migu 1M1" style:font-family-asian="'Migu 1M', TakaoGothic, 'VL Gothic', HGGothicM, 'MS Gothic'" style:font-style-name-asian="Regular" style:font-family-generic-asian="swiss" style:font-pitch-asian="variable" style:font-size-asian="10pt" style:language-asian="ja" style:country-asian="JP"/>
    </style:style>
    <style:style style:name="Line_20_numbering" style:display-name="Line numbering" style:family="text">
      <style:text-properties style:font-name="TeXGyreTermes" fo:font-family="TeXGyreTermes" style:font-style-name="標準" style:font-family-generic="modern" style:font-pitch="variable" style:font-name-asian="IPAex明朝" style:font-family-asian="IPAex明朝" style:font-style-name-asian="標準" style:font-family-generic-asian="roman" style:font-pitch-asian="variable"/>
    </style:style>
    <style:style style:name="Example" style:family="text" style:parent-style-name="Teletype">
      <style:text-properties fo:background-color="#eeeeee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箇条書き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番号付け">
      <text:list-level-style-number text:level="1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2813f"/>
    </style:style>
    <style:page-layout style:name="Mpm1">
      <style:page-layout-properties fo:page-width="21.001cm" fo:page-height="29.7cm" style:num-format="1" style:print-orientation="portrait" fo:margin-top="1.101cm" fo:margin-bottom="1.101cm" fo:margin-left="1.401cm" fo:margin-right="1.401cm" style:shadow="none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draw:fill="bitmap" draw:fill-color="#729fcf" draw:fill-image-name="card.front" draw:fill-image-width="0cm" draw:fill-image-height="0cm" style:repeat="repeat" draw:fill-image-ref-point-x="0%" draw:fill-image-ref-point-y="0%" draw:fill-image-ref-point="top-left" draw:tile-repeat-offset="0% vertical" style:footnote-max-height="0cm">
        <style:background-image xlink:href="Pictures/10000000000004350000028BD41D8CF7CFC1715D.pn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101cm" fo:margin-bottom="1.101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color="#729fcf" draw:fill-image-name="card.back" draw:fill-image-width="0cm" draw:fill-image-height="0cm" style:repeat="repeat" draw:fill-image-ref-point-x="0%" draw:fill-image-ref-point-y="0%" draw:fill-image-ref-point="top-left" draw:tile-repeat-offset="0% vertical" style:footnote-max-height="0cm">
        <style:background-image xlink:href="Pictures/10000000000004350000028B9850488247673579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footer>
        <text:p text:style-name="MP1"/>
      </style:footer>
      <style:footer-left>
        <text:p text:style-name="MP1"><text:span text:style-name="MT1">-</text:span><text:page-number text:select-page="current">0</text:page-number><text:span text:style-name="MT1">-</text:span></text:p>
      </style:footer-left>
    </style:master-page>
    <style:master-page style:name="HTML" style:page-layout-name="Mpm2"/>
    <style:master-page style:name="First_20_Page" style:display-name="First Page" style:page-layout-name="Mpm3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9M29S</meta:editing-duration>
    <meta:editing-cycles>54</meta:editing-cycles>
    <meta:generator>LibreOffice/6.0.7.3$Linux_X86_64 LibreOffice_project/00m0$Build-3</meta:generator>
    <dc:date>2019-09-30T22:02:55.748525644</dc:date>
    <meta:document-statistic meta:table-count="0" meta:image-count="0" meta:object-count="0" meta:page-count="2" meta:paragraph-count="1" meta:word-count="1" meta:character-count="3" meta:non-whitespace-character-count="3"/>
    <meta:user-defined meta:name="Info 1"/>
    <meta:user-defined meta:name="Info 2"/>
    <meta:user-defined meta:name="Info 3"/>
    <meta:user-defined meta:name="Info 4"/>
  </office:meta>
</office:document-meta>
</file>